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59c58"/>
    </style:style>
    <style:style style:name="T1" style:family="text">
      <style:text-properties officeooo:rsid="00159c58"/>
    </style:style>
    <style:style style:name="T2" style:family="text">
      <style:text-properties fo:font-size="9pt" officeooo:rsid="00159c58" style:font-size-asian="9pt" style:font-size-complex="9pt"/>
    </style:style>
    <style:style style:name="T3" style:family="text">
      <style:text-properties style:text-position="super 58%" fo:font-size="9pt" officeooo:rsid="00159c58" style:font-size-asian="9pt" style:font-size-complex="9pt"/>
    </style:style>
    <style:style style:name="T4" style:family="text">
      <style:text-properties style:text-position="super 58%" officeooo:rsid="00159c58"/>
    </style:style>
    <style:style style:name="T5" style:family="text">
      <style:text-properties style:text-position="super 58%" fo:font-size="12pt" officeooo:rsid="00159c58"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Verpflichtung zur Vertraulichkeit</text:h>
      <text:p text:style-name="P1">Alle Informationen, die sich auf eine benannte oder identifizierbare natürliche Person beziehen oder beziehen lassen, sind personenbezogene bzw. personenbeziehbare Daten. Als solche unterliegen <text:span text:style-name="T1">s</text:span>ie dem Datenschutz. Nach Artikel 5 Abs. 1f DSGVO müssen diese Informationen “in einer Weise verarbeitet werden, die eine angemessene Sicherheit der personenbezogenen Daten gewährleistet, einschließlich Schutz vor unbefugter oder unrechtmäßiger Verarbeitung und vor unbeabsichtigtem Verlust, unbeabsichtigter Zerstörung oder unbeabsichtigter Schädigung durch geeignete technische und organisatorische Maßnahmen („Integrität und Vertraulichkeit“)”. </text:p>
      <text:p text:style-name="P1"/>
      <text:p text:style-name="P1">Hiermit verpflichte ich, <text:line-break/><text:line-break/>___________________________________,<text:line-break/><text:line-break/>mich, personenbezogene Daten nicht unbefugt zu erheben, zu nutzen, weiterzugeben oder zu verarbeiten. Ich werde sie vertraulich behandeln und eine<text:span text:style-name="T1">r</text:span> Verarbeitung nur <text:span text:style-name="T1">im Rahmen des Statistischen Praktikums nachgehen</text:span>. <text:span text:style-name="T1">Darüber hinaus verpflichte ich mich, die Daten nach Beendigung des Projekts von allen Datenspeichern zu löschen und die Daten nicht zu deanonymisieren.</text:span></text:p>
      <text:p text:style-name="P1"/>
      <text:h text:style-name="Heading_20_3" text:outline-level="3">Folgen einer Zuwiderhandlung gegen die Verschwiegenheitserklärung<text:line-break/></text:h>
      <text:p text:style-name="Standard">Mir ist bekannt dass,</text:p>
      <text:p text:style-name="Standard">• Verstöße gegen das Gebot der Vertraulichkeit nach europäischem Datenschutzrecht mit einer Geldbuße von bis zu 20 Mio. € belegt oder gar mit einer Geld- oder Freiheitsstrafe geahndet werden kann (vgl. Art. 83 DSGVO, §§ 42, 43 BDSG).</text:p>
      <text:p text:style-name="Standard">• eine Verletzung dieser Vertraulichkeitsverpflichtung auch einer Verletzung meiner</text:p>
      <text:p text:style-name="Standard">vertraglichen Pflichten (insbesondere Geheimhaltung) darstellen kann. Ein Verstoß</text:p>
      <text:p text:style-name="Standard">kann mithin auch <text:span text:style-name="T1">prüfungs</text:span>rechtliche Folgen für mich haben (u. a. <text:span text:style-name="T1">Nichtbestehen des Praktikums</text:span>).</text:p>
      <text:p text:style-name="Standard">• dem Betroffenen durch eine mögliche Zuwiderhandlung durch mich schadensersatzpflichtig gestellt sein können, für ich ggf. auch mit meinem Privatvermögen haften muss.<text:line-break/></text:p>
      <text:p text:style-name="Standard">Auch nach Beendigung <text:span text:style-name="T1">der Lehrveranstaltung</text:span> besteht diese Vertraulichkeitsverpflichtung fort.</text:p>
      <text:p text:style-name="P1">Hiermit verpflichte ich mich zur Einhaltung der vorgenannten Regeln zur Vertraulichkeit.<text:line-break/><text:line-break/><text:line-break/><text:span text:style-name="T1">München, den </text:span>_______________________<text:tab/><text:tab/>_______________________________</text:p>
      <text:p text:style-name="P1"><text:tab/><text:tab/><text:span text:style-name="T5">Datum</text:span><text:tab/><text:tab/><text:tab/><text:tab/><text:tab/><text:span text:style-name="T4">Unterschrift</text:span><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30T17:25:05.502581802</meta:creation-date>
    <dc:date>2024-01-30T17:34:12.318468700</dc:date>
    <meta:editing-duration>PT9M7S</meta:editing-duration>
    <meta:editing-cycles>1</meta:editing-cycles>
    <meta:document-statistic meta:table-count="0" meta:image-count="0" meta:object-count="0" meta:page-count="1" meta:paragraph-count="13" meta:word-count="256" meta:character-count="2130" meta:non-whitespace-character-count="1871"/>
    <meta:generator>LibreOffice/6.4.7.2$Linux_X86_64 LibreOffice_project/40$Build-2</meta:generator>
  </office:meta>
</office:document-meta>
</file>